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ConfigurationWriter.writeResourceHints( Resource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ConfigurationWriter.writeSerializationHints( Serialization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ConfigurationWriter.writeJniHints( Reflection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ConfigurationWriter.writeProxyHints( Proxy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ConfigurationWriter.writeReflectionHints( Reflection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ConfigurationWriter.write( RuntimeHints hi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